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 style:text-underline-style="none" officeooo:rsid="006e2331" officeooo:paragraph-rsid="006e2331"/>
    </style:style>
    <style:style style:name="P2" style:family="paragraph" style:parent-style-name="Standard">
      <style:text-properties fo:language="fr" fo:country="FR" style:text-underline-style="solid" style:text-underline-type="double" style:text-underline-width="auto" style:text-underline-color="font-color" officeooo:rsid="006ed1f0" officeooo:paragraph-rsid="006ed1f0"/>
    </style:style>
    <style:style style:name="P3" style:family="paragraph" style:parent-style-name="Table_20_Contents">
      <style:text-properties fo:language="fr" fo:country="FR" officeooo:rsid="006ed1f0" officeooo:paragraph-rsid="006ed1f0"/>
    </style:style>
    <style:style style:name="P4" style:family="paragraph" style:parent-style-name="Table_20_Contents">
      <style:text-properties fo:language="fr" fo:country="FR" officeooo:rsid="006f5e60" officeooo:paragraph-rsid="006f5e60"/>
    </style:style>
    <style:style style:name="P5" style:family="paragraph" style:parent-style-name="Table_20_Contents">
      <style:text-properties fo:language="fr" fo:country="FR" officeooo:rsid="006f8507" officeooo:paragraph-rsid="006f8507"/>
    </style:style>
    <style:style style:name="P6" style:family="paragraph" style:parent-style-name="Table_20_Contents">
      <style:text-properties fo:language="fr" fo:country="FR" officeooo:rsid="00716a3e" officeooo:paragraph-rsid="00716a3e"/>
    </style:style>
    <style:style style:name="P7" style:family="paragraph" style:parent-style-name="Table_20_Contents">
      <style:text-properties fo:language="fr" fo:country="FR" officeooo:rsid="007002f0" officeooo:paragraph-rsid="007002f0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22a869" officeooo:paragraph-rsid="0022a869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2440a8" officeooo:paragraph-rsid="002440a8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2742bd" officeooo:paragraph-rsid="002742bd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295b63" officeooo:paragraph-rsid="00295b63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officeooo:rsid="002a9a9c" officeooo:paragraph-rsid="002a9a9c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2db91e" officeooo:paragraph-rsid="002db91e"/>
    </style:style>
    <style:style style:name="P14" style:family="paragraph" style:parent-style-name="Standard">
      <style:text-properties style:text-underline-style="solid" style:text-underline-type="double" style:text-underline-width="auto" style:text-underline-color="font-color" officeooo:rsid="002f6a4e" officeooo:paragraph-rsid="002f6a4e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32e435" officeooo:paragraph-rsid="0032e435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348f01" officeooo:paragraph-rsid="00348f01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364932" officeooo:paragraph-rsid="00364932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39b4a0" officeooo:paragraph-rsid="0039b4a0"/>
    </style:style>
    <style:style style:name="P19" style:family="paragraph" style:parent-style-name="Standard">
      <style:text-properties style:text-underline-style="none" officeooo:rsid="002440a8" officeooo:paragraph-rsid="002440a8"/>
    </style:style>
    <style:style style:name="P20" style:family="paragraph" style:parent-style-name="Standard">
      <style:text-properties style:text-underline-style="none" officeooo:rsid="0024e481" officeooo:paragraph-rsid="0024e48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1360d"/>
    </style:style>
    <style:style style:name="T3" style:family="text">
      <style:text-properties style:text-underline-style="none" officeooo:rsid="0034323a"/>
    </style:style>
    <style:style style:name="T4" style:family="text">
      <style:text-properties style:text-underline-style="none" officeooo:rsid="00382e6b"/>
    </style:style>
    <style:style style:name="T5" style:family="text">
      <style:text-properties style:text-underline-style="none" officeooo:rsid="00348f01"/>
    </style:style>
    <style:style style:name="T6" style:family="text">
      <style:text-properties style:text-underline-style="none" officeooo:rsid="00362634"/>
    </style:style>
    <style:style style:name="T7" style:family="text">
      <style:text-properties officeooo:rsid="0024e4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2 :</text:p>
      <text:p text:style-name="P1"/>
      <text:p text:style-name="P2">Exercice 1 :</text:p>
      <text:p text:style-name="P2"/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3">aabb</text:p>
          </table:table-cell>
          <table:table-cell table:style-name="Tableau1.A1" office:value-type="string">
            <text:p text:style-name="P3">a³b³ <text:s/></text:p>
          </table:table-cell>
          <table:table-cell table:style-name="Tableau1.A1" office:value-type="string">
            <text:p text:style-name="P3">a³b⁴ </text:p>
          </table:table-cell>
          <table:table-cell table:style-name="Tableau1.A1" office:value-type="string">
            <text:p text:style-name="P3">a²b²ab</text:p>
          </table:table-cell>
          <table:table-cell table:style-name="Tableau1.F1" office:value-type="string">
            <text:p text:style-name="P3">a³ba²b³ </text:p>
          </table:table-cell>
        </table:table-row>
        <table:table-row>
          <table:table-cell table:style-name="Tableau1.A2" office:value-type="string">
            <text:p text:style-name="P4">GD</text:p>
          </table:table-cell>
          <table:table-cell table:style-name="Tableau1.A2" office:value-type="string">
            <text:p text:style-name="P5">S→aSb</text:p>
            <text:p text:style-name="P5">S→aaSbb</text:p>
            <text:p text:style-name="P5">S→£</text:p>
          </table:table-cell>
          <table:table-cell table:style-name="Tableau1.A2" office:value-type="string">
            <text:p text:style-name="P6">Même méthode</text:p>
          </table:table-cell>
          <table:table-cell table:style-name="Tableau1.A2" office:value-type="string">
            <text:p text:style-name="P5">Nope</text:p>
          </table:table-cell>
          <table:table-cell table:style-name="Tableau1.A2" office:value-type="string">
            <text:p text:style-name="P5">Nope</text:p>
          </table:table-cell>
          <table:table-cell table:style-name="Tableau1.F2" office:value-type="string">
            <text:p text:style-name="P5">Nope</text:p>
            <text:p text:style-name="P5"/>
          </table:table-cell>
        </table:table-row>
        <table:table-row>
          <table:table-cell table:style-name="Tableau1.A2" office:value-type="string">
            <text:p text:style-name="P4">GDe1</text:p>
          </table:table-cell>
          <table:table-cell table:style-name="Tableau1.A2" office:value-type="string">
            <text:p text:style-name="P5">Yep mm regle qu’avec dessus</text:p>
          </table:table-cell>
          <table:table-cell table:style-name="Tableau1.A2" office:value-type="string">
            <text:p text:style-name="P6">Même méthode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GDe2</text:p>
          </table:table-cell>
          <table:table-cell table:style-name="Tableau1.A2" office:value-type="string">
            <text:p text:style-name="P7">S → aS1bS2</text:p>
            <text:p text:style-name="P7">S2 → £</text:p>
            <text:p text:style-name="P7">S1 → aS3bS4</text:p>
            <text:p text:style-name="P7">S3 → £</text:p>
            <text:p text:style-name="P7">S4 → £</text:p>
          </table:table-cell>
          <table:table-cell table:style-name="Tableau1.A2" office:value-type="string">
            <text:p text:style-name="P6">Même méthod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GL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GL2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P2"/>
      <text:p text:style-name="P8">Exercice 2:</text:p>
      <text:p text:style-name="P8"/>
      <text:p text:style-name="P19">L(Gv) = { l^n, n e N}</text:p>
      <text:p text:style-name="P19">L(G<text:span text:style-name="T7">u</text:span>) = <text:span text:style-name="T7">{a.b^n, n e N} U {£}</text:span></text:p>
      <text:p text:style-name="P20">L(Gt) = {a.a.b^n, n e N} U {a.b^n, e N}</text:p>
      <text:p text:style-name="P20">L(Gs) = {a.a.a.b^n, n e N} U {a.a.b^n, n e N} U {a.b^n} U {£}</text:p>
      <text:p text:style-name="P8"/>
      <text:p text:style-name="P9">Exercice 3:</text:p>
      <text:p text:style-name="P9"><text:span text:style-name="T1"/></text:p>
      <text:p text:style-name="P9"><text:span text:style-name="T1">L(G3) = {((aa)^n).b ; n e N}</text:span></text:p>
      <text:p text:style-name="P9"><text:span text:style-name="T1"/></text:p>
      <text:p text:style-name="P9">Exercice 4:</text:p>
      <text:p text:style-name="P9"><text:span text:style-name="T1"/></text:p>
      <text:p text:style-name="P11">Lemne fondamental:</text:p>
      <text:p text:style-name="P10"><text:span text:style-name="T1">UV ---*---&gt; m <text:s/>=&gt; il existe m1, m2, U1 ---*---&gt; m1, U2 ---*---&gt; m2 et m = m1.m2</text:span></text:p>
      <text:p text:style-name="P10"><text:span text:style-name="T1"/></text:p>
      <text:p text:style-name="P12"><text:span text:style-name="T1">par double inclusion:</text:span></text:p>
      <text:p text:style-name="P12"><text:span text:style-name="T1"/></text:p>
      <text:p text:style-name="P12"><text:span text:style-name="T1">1) m e Lg(v1v2) =&gt; v1v2 ---*---&gt;m donc d'après LF il existe m1 e L(u1), il existe m2 e L(u2)</text:span></text:p>
      <text:p text:style-name="P12"><text:span text:style-name="T1">tel que u1 ------*-----&gt; m1, u2 -----*-----&gt; m2 et m = m1m2 =&gt; m e L(u1)L(u2) par definition concaténation</text:span></text:p>
      <text:p text:style-name="P12"><text:span text:style-name="T1"/></text:p>
      <text:p text:style-name="P12"><text:span text:style-name="T1">2) m e Lg(u1).Lg(u2) =&gt; il existe m1 e Lg(u1) =&gt; u1 ----*----&gt; m1,</text:span></text:p>
      <text:p text:style-name="P12"><text:span text:style-name="T1"><text:tab/><text:tab/><text:tab/><text:tab/> <text:s text:c="6"/>m2 e Lg(u2) =&gt; u2 ----*----&gt; m2 donc m = m1.m2 par def</text:span></text:p>
      <text:p text:style-name="P12"><text:span text:style-name="T1"/></text:p>
      <text:p text:style-name="P12"><text:span text:style-name="T1">U1U2 ------*------&gt;U1m2------*------&gt;m1m2=m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3"><text:soft-page-break/>Exercice 7:</text:p>
      <text:p text:style-name="P13"><text:span text:style-name="T1"/></text:p>
      <text:p text:style-name="P13"><text:span text:style-name="T1">3) P(l): S' ----l---&gt; m =&gt; S' ----*----&gt; m S</text:span></text:p>
      <text:p text:style-name="P13"><text:span text:style-name="T1"/></text:p>
      <text:p text:style-name="P14"><text:span text:style-name="T1">Prouvons l'hérédité pour tous l, P(l) =&gt; P(l+1) </text:span><text:span text:style-name="T2">soit </text:span></text:p>
      <text:p text:style-name="P15"><text:span text:style-name="T1">soit une chaîne de dérivation de longueur <text:s/>l+1, S ---l+1---&gt; m. Nous allons démontrer S ---*---&gt; mS</text:span></text:p>
      <text:p text:style-name="P15"><text:span text:style-name="T1"/></text:p>
      <text:p text:style-name="P15"><text:span text:style-name="T1">----</text:span><text:span text:style-name="T3">S---&gt;aSbS----l----&gt;m appliquons LF 3 fois</text:span></text:p>
      <text:p text:style-name="P16"><text:span text:style-name="T3">i</text:span><text:span text:style-name="T1">l existe m'1, S---*---&gt;m'1, <text:s text:c="2"/>m=am'1bm'1</text:span></text:p>
      <text:p text:style-name="P16"><text:span text:style-name="T1"><text:tab/> m'2, S—-*---&gt;m'2, d'apresè HR S—-*---&gt;</text:span></text:p>
      <text:p text:style-name="P16"><text:span text:style-name="T1"/></text:p>
      <text:p text:style-name="P16"><text:span text:style-name="T1">donc il eiste un chine dérivable</text:span></text:p>
      <text:p text:style-name="P16"><text:span text:style-name="T1"/></text:p>
      <text:p text:style-name="P16"><text:span text:style-name="T1">S'---&gt;aS'bS'---&gt;am'1bS'----&gt;am'1bm'2S' <text:s/>= (m)</text:span></text:p>
      <text:p text:style-name="P16"><text:span text:style-name="T1">S'--*--&gt;mS'</text:span></text:p>
      <text:p text:style-name="P16"><text:span text:style-name="T1"/></text:p>
      <text:p text:style-name="P18"><text:span text:style-name="T1">4)</text:span><text:span text:style-name="T5"> </text:span><text:span text:style-name="T6">initialisation l = 0 =&gt; vrai par vacuité</text:span></text:p>
      <text:p text:style-name="P17"><text:span text:style-name="T1">l = 1: S--&gt;£ (P(1)), S---*---&gt; S </text:span></text:p>
      <text:p text:style-name="P17"><text:span text:style-name="T1">l = 2: P(l) est vrai par </text:span><text:span text:style-name="T4">vacuité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3S</meta:editing-duration>
    <meta:editing-cycles>21</meta:editing-cycles>
    <meta:generator>LibreOffice/5.1.6.2$Windows_x86 LibreOffice_project/07ac168c60a517dba0f0d7bc7540f5afa45f0909</meta:generator>
    <dc:date>2017-10-05T12:59:02.869000000</dc:date>
    <meta:document-statistic meta:table-count="1" meta:image-count="0" meta:object-count="0" meta:page-count="2" meta:paragraph-count="56" meta:word-count="339" meta:character-count="1420" meta:non-whitespace-character-count="1174"/>
    <meta:user-defined meta:name="Info 1"/>
    <meta:user-defined meta:name="Info 2"/>
    <meta:user-defined meta:name="Info 3"/>
    <meta:user-defined meta:name="Info 4"/>
  </office:meta>
</office:document-meta>
</file>